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margin-left="2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margin-left="2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7" style:family="table-column">
      <style:table-column-properties style:column-width="0.3541in"/>
    </style:style>
    <style:style style:name="TableColumn8" style:family="table-column">
      <style:table-column-properties style:column-width="3.1493in"/>
    </style:style>
    <style:style style:name="TableColumn9" style:family="table-column">
      <style:table-column-properties style:column-width="3.1493in"/>
    </style:style>
    <style:style style:name="Table6" style:family="table">
      <style:table-properties style:width="6.6527in" fo:margin-left="0in" table:align="left"/>
    </style:style>
    <style:style style:name="TableRow10" style:family="table-row">
      <style:table-row-properties style:min-row-height="0.2319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7" style:family="table-row">
      <style:table-row-properties style:min-row-height="0.2319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ListParagraph" style:list-style-name="LFO4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 style:min-row-height="0.2319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list-style-name="LFO4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 style:min-row-height="0.2319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list-style-name="LFO4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 style:min-row-height="0.2319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list-style-name="LFO4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 style:min-row-height="0.2319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list-style-name="LFO4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2319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Paragraph" style:list-style-name="LFO4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min-row-height="0.2319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list-style-name="LFO4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 style:min-row-height="0.2319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list-style-name="LFO4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 style:min-row-height="0.2319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stParagraph" style:list-style-name="LFO4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 style:min-row-height="0.2319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ListParagraph" style:list-style-name="LFO4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 style:min-row-height="0.2319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list-style-name="LFO4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 style:min-row-height="0.2416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list-style-name="LFO4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 style:min-row-height="0.2319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list-style-name="LFO4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 style:min-row-height="0.2319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list-style-name="LFO4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 style:min-row-height="0.2319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ListParagraph" style:list-style-name="LFO4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 style:min-row-height="0.2319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ListParagraph" style:list-style-name="LFO4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 style:min-row-height="0.2319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ListParagraph" style:list-style-name="LFO4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 style:min-row-height="0.2319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list-style-name="LFO4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 style:min-row-height="0.2416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istParagraph" style:list-style-name="LFO4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 style:min-row-height="0.2416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list-style-name="LFO4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 style:min-row-height="0.2319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ListParagraph" style:list-style-name="LFO4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 style:min-row-height="0.2319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ListParagraph" style:list-style-name="LFO4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 style:min-row-height="0.2319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ListParagraph" style:list-style-name="LFO4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Row178" style:family="table-row">
      <style:table-row-properties style:min-row-height="0.2319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ListParagraph" style:list-style-name="LFO4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Row185" style:family="table-row">
      <style:table-row-properties style:min-row-height="0.2319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list-style-name="LFO4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Row192" style:family="table-row">
      <style:table-row-properties style:min-row-height="0.2416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ListParagraph" style:list-style-name="LFO4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 style:min-row-height="0.2319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ListParagraph" style:list-style-name="LFO4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 style:min-row-height="0.2319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ListParagraph" style:list-style-name="LFO4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 style:min-row-height="0.2319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ListParagraph" style:list-style-name="LFO4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 style:min-row-height="0.2319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ListParagraph" style:list-style-name="LFO4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 style:min-row-height="0.2319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ListParagraph" style:list-style-name="LFO4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 style:min-row-height="0.2319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ListParagraph" style:list-style-name="LFO4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 style:min-row-height="0.2319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ListParagraph" style:list-style-name="LFO4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 style:min-row-height="0.2416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ListParagraph" style:list-style-name="LFO4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Row255" style:family="table-row">
      <style:table-row-properties style:min-row-height="0.2319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ListParagraph" style:list-style-name="LFO4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Row262" style:family="table-row">
      <style:table-row-properties style:min-row-height="0.2319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 style:min-row-height="0.2319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Kelas<text:s/><text:s text:c="20"/>: X.6</text:p>
      <text:p text:style-name="P2">Nama<text:s/>kelompok. :<text:s/>Kelompok 7 (Slebw)</text:p>
      <text:p text:style-name="P3">Nama anggota <text:s text:c="4"/>: Nelson Randanan</text:p>
      <text:p text:style-name="P4"><text:s/>Gledion Leo Saputra</text:p>
      <text:p text:style-name="P5"><text:s/>Muh. Fahmi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o</text:p>
          </table:table-cell>
          <table:table-cell table:style-name="TableCell13">
            <text:p text:style-name="P14">NAMA<text:s/>SISWA</text:p>
          </table:table-cell>
          <table:table-cell table:style-name="TableCell15">
            <text:p text:style-name="P16">NILAI SISWA IPS</text:p>
          </table:table-cell>
        </table:table-row>
        <table:table-row table:style-name="TableRow17">
          <table:table-cell table:style-name="TableCell18">
            <text:list text:style-name="LFO4" text:continue-numbering="true">
              <text:list-item>
                <text:p text:style-name="P19"/>
              </text:list-item>
            </text:list>
          </table:table-cell>
          <table:table-cell table:style-name="TableCell20">
            <text:p text:style-name="P21">ADAM NOVIANTO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list text:style-name="LFO4" text:continue-numbering="true">
              <text:list-item>
                <text:p text:style-name="P26"/>
              </text:list-item>
            </text:list>
          </table:table-cell>
          <table:table-cell table:style-name="TableCell27">
            <text:p text:style-name="P28">AGIL SUWANDIKA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list text:style-name="LFO4" text:continue-numbering="true">
              <text:list-item>
                <text:p text:style-name="P33"/>
              </text:list-item>
            </text:list>
          </table:table-cell>
          <table:table-cell table:style-name="TableCell34">
            <text:p text:style-name="P35">AISYAH FITRI RAHAYU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list text:style-name="LFO4" text:continue-numbering="true">
              <text:list-item>
                <text:p text:style-name="P40"/>
              </text:list-item>
            </text:list>
          </table:table-cell>
          <table:table-cell table:style-name="TableCell41">
            <text:p text:style-name="P42">AMINA DUR RAHMAN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list text:style-name="LFO4" text:continue-numbering="true">
              <text:list-item>
                <text:p text:style-name="P47"/>
              </text:list-item>
            </text:list>
          </table:table-cell>
          <table:table-cell table:style-name="TableCell48">
            <text:p text:style-name="P49">ANNISA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list text:style-name="LFO4" text:continue-numbering="true">
              <text:list-item>
                <text:p text:style-name="P54"/>
              </text:list-item>
            </text:list>
          </table:table-cell>
          <table:table-cell table:style-name="TableCell55">
            <text:p text:style-name="P56">AURA ADZAKIYAH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list text:style-name="LFO4" text:continue-numbering="true">
              <text:list-item>
                <text:p text:style-name="P61"/>
              </text:list-item>
            </text:list>
          </table:table-cell>
          <table:table-cell table:style-name="TableCell62">
            <text:p text:style-name="P63">BAYU FREDYSERD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list text:style-name="LFO4" text:continue-numbering="true">
              <text:list-item>
                <text:p text:style-name="P68"/>
              </text:list-item>
            </text:list>
          </table:table-cell>
          <table:table-cell table:style-name="TableCell69">
            <text:p text:style-name="P70">ELFA.<text:s/>M<text:s/>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list text:style-name="LFO4" text:continue-numbering="true">
              <text:list-item>
                <text:p text:style-name="P75"/>
              </text:list-item>
            </text:list>
          </table:table-cell>
          <table:table-cell table:style-name="TableCell76">
            <text:p text:style-name="P77">EXSAN MANGALIK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list text:style-name="LFO4" text:continue-numbering="true">
              <text:list-item>
                <text:p text:style-name="P82"/>
              </text:list-item>
            </text:list>
          </table:table-cell>
          <table:table-cell table:style-name="TableCell83">
            <text:p text:style-name="P84">GLADYS ANGELIN SAHERTIAN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list text:style-name="LFO4" text:continue-numbering="true">
              <text:list-item>
                <text:p text:style-name="P89"/>
              </text:list-item>
            </text:list>
          </table:table-cell>
          <table:table-cell table:style-name="TableCell90">
            <text:p text:style-name="P91">GLENN DION LEO SAPUTRA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list text:style-name="LFO4" text:continue-numbering="true">
              <text:list-item>
                <text:p text:style-name="P96"/>
              </text:list-item>
            </text:list>
          </table:table-cell>
          <table:table-cell table:style-name="TableCell97">
            <text:p text:style-name="P98">GRACE SEPA RINGAN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list text:style-name="LFO4" text:continue-numbering="true">
              <text:list-item>
                <text:p text:style-name="P103"/>
              </text:list-item>
            </text:list>
          </table:table-cell>
          <table:table-cell table:style-name="TableCell104">
            <text:p text:style-name="P105">HANS DOALAN GLORIUS MOWISU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list text:style-name="LFO4" text:continue-numbering="true">
              <text:list-item>
                <text:p text:style-name="P110"/>
              </text:list-item>
            </text:list>
          </table:table-cell>
          <table:table-cell table:style-name="TableCell111">
            <text:p text:style-name="P112">IMELDA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list text:style-name="LFO4" text:continue-numbering="true">
              <text:list-item>
                <text:p text:style-name="P117"/>
              </text:list-item>
            </text:list>
          </table:table-cell>
          <table:table-cell table:style-name="TableCell118">
            <text:p text:style-name="P119">INGGRID GLORIA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list text:style-name="LFO4" text:continue-numbering="true">
              <text:list-item>
                <text:p text:style-name="P124"/>
              </text:list-item>
            </text:list>
          </table:table-cell>
          <table:table-cell table:style-name="TableCell125">
            <text:p text:style-name="P126">INKA CHRISTOFERO KOMBONG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list text:style-name="LFO4" text:continue-numbering="true">
              <text:list-item>
                <text:p text:style-name="P131"/>
              </text:list-item>
            </text:list>
          </table:table-cell>
          <table:table-cell table:style-name="TableCell132">
            <text:p text:style-name="P133">ISWI TRIVENA PATANDA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list text:style-name="LFO4" text:continue-numbering="true">
              <text:list-item>
                <text:p text:style-name="P138"/>
              </text:list-item>
            </text:list>
          </table:table-cell>
          <table:table-cell table:style-name="TableCell139">
            <text:p text:style-name="P140">JACKLI ARIANTO THOMAS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list text:style-name="LFO4" text:continue-numbering="true">
              <text:list-item>
                <text:p text:style-name="P145"/>
              </text:list-item>
            </text:list>
          </table:table-cell>
          <table:table-cell table:style-name="TableCell146">
            <text:p text:style-name="P147">JOHANA NABILA<text:s/>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list text:style-name="LFO4" text:continue-numbering="true">
              <text:list-item>
                <text:p text:style-name="P152"/>
              </text:list-item>
            </text:list>
          </table:table-cell>
          <table:table-cell table:style-name="TableCell153">
            <text:p text:style-name="P154">JOICE PATRECIA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list text:style-name="LFO4" text:continue-numbering="true">
              <text:list-item>
                <text:p text:style-name="P159"/>
              </text:list-item>
            </text:list>
          </table:table-cell>
          <table:table-cell table:style-name="TableCell160">
            <text:p text:style-name="P161">KRISTIAN REZKI P.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list text:style-name="LFO4" text:continue-numbering="true">
              <text:list-item>
                <text:p text:style-name="P166"/>
              </text:list-item>
            </text:list>
          </table:table-cell>
          <table:table-cell table:style-name="TableCell167">
            <text:p text:style-name="P168">LAUREN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list text:style-name="LFO4" text:continue-numbering="true">
              <text:list-item>
                <text:p text:style-name="P173"/>
              </text:list-item>
            </text:list>
          </table:table-cell>
          <table:table-cell table:style-name="TableCell174">
            <text:p text:style-name="P175">LISMANTO SAMANNA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list text:style-name="LFO4" text:continue-numbering="true">
              <text:list-item>
                <text:p text:style-name="P180"/>
              </text:list-item>
            </text:list>
          </table:table-cell>
          <table:table-cell table:style-name="TableCell181">
            <text:p text:style-name="P182">M. REVAND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list text:style-name="LFO4" text:continue-numbering="true">
              <text:list-item>
                <text:p text:style-name="P187"/>
              </text:list-item>
            </text:list>
          </table:table-cell>
          <table:table-cell table:style-name="TableCell188">
            <text:p text:style-name="P189">MIFTAHJUL JANNAH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list text:style-name="LFO4" text:continue-numbering="true">
              <text:list-item>
                <text:p text:style-name="P194"/>
              </text:list-item>
            </text:list>
          </table:table-cell>
          <table:table-cell table:style-name="TableCell195">
            <text:p text:style-name="P196">MUH. FAHMI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list text:style-name="LFO4" text:continue-numbering="true">
              <text:list-item>
                <text:p text:style-name="P201"/>
              </text:list-item>
            </text:list>
          </table:table-cell>
          <table:table-cell table:style-name="TableCell202">
            <text:p text:style-name="P203">MUH. FARHAN FAQI. T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list text:style-name="LFO4" text:continue-numbering="true">
              <text:list-item>
                <text:p text:style-name="P208"/>
              </text:list-item>
            </text:list>
          </table:table-cell>
          <table:table-cell table:style-name="TableCell209">
            <text:p text:style-name="P210">NELSON RANDANAN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list text:style-name="LFO4" text:continue-numbering="true">
              <text:list-item>
                <text:p text:style-name="P215"/>
              </text:list-item>
            </text:list>
          </table:table-cell>
          <table:table-cell table:style-name="TableCell216">
            <text:p text:style-name="P217">NIKI SUMANG<text:s/>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list text:style-name="LFO4" text:continue-numbering="true">
              <text:list-item>
                <text:p text:style-name="P222"/>
              </text:list-item>
            </text:list>
          </table:table-cell>
          <table:table-cell table:style-name="TableCell223">
            <text:p text:style-name="P224">NURUL AZISAH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list text:style-name="LFO4" text:continue-numbering="true">
              <text:list-item>
                <text:p text:style-name="P229"/>
              </text:list-item>
            </text:list>
          </table:table-cell>
          <table:table-cell table:style-name="TableCell230">
            <text:p text:style-name="P231">RAYHAN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list text:style-name="LFO4" text:continue-numbering="true">
              <text:list-item>
                <text:p text:style-name="P236"/>
              </text:list-item>
            </text:list>
          </table:table-cell>
          <table:table-cell table:style-name="TableCell237">
            <text:p text:style-name="P238">RISKA AMALIA S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list text:style-name="LFO4" text:continue-numbering="true">
              <text:list-item>
                <text:p text:style-name="P243"/>
              </text:list-item>
            </text:list>
          </table:table-cell>
          <table:table-cell table:style-name="TableCell244">
            <text:p text:style-name="P245">TIARA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list text:style-name="LFO4" text:continue-numbering="true">
              <text:list-item>
                <text:p text:style-name="P250"/>
              </text:list-item>
            </text:list>
          </table:table-cell>
          <table:table-cell table:style-name="TableCell251">
            <text:p text:style-name="P252">WANDA SAPUTRI<text:s/>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list text:style-name="LFO4" text:continue-numbering="true">
              <text:list-item>
                <text:p text:style-name="P257"/>
              </text:list-item>
            </text:list>
          </table:table-cell>
          <table:table-cell table:style-name="TableCell258">
            <text:p text:style-name="P259">MUH. IKHSAN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lson Randanan</meta:initial-creator>
    <dc:creator>Nelson Randanan</dc:creator>
    <meta:creation-date>2022-08-09T01:14:00Z</meta:creation-date>
    <dc:date>2022-08-09T01:14:00Z</dc:date>
    <meta:template xlink:href="Normal.dotm" xlink:type="simple"/>
    <meta:editing-cycles>69</meta:editing-cycles>
    <meta:editing-duration>PT3300S</meta:editing-duration>
    <meta:document-statistic meta:page-count="1" meta:paragraph-count="1" meta:word-count="122" meta:character-count="817" meta:row-count="5" meta:non-whitespace-character-count="696"/>
  </office:meta>
</office:document-meta>
</file>